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draw:textarea-vertical-align="top" fo:min-height="12.179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margin-top="0.102cm" fo:margin-bottom="1.829cm" fo:text-align="start"/>
    </style:style>
    <style:style style:name="P3" style:family="paragraph">
      <loext:graphic-properties draw:fill-color="#ffffff"/>
      <style:paragraph-properties fo:margin-top="0.102cm" fo:margin-bottom="1.829cm" fo:text-align="start"/>
    </style:style>
    <style:style style:name="P4" style:family="paragraph">
      <style:paragraph-properties fo:margin-top="1.727cm" fo:margin-bottom="0cm"/>
    </style:style>
    <style:style style:name="P5" style:family="paragraph"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ff3300" style:text-line-through-style="solid" style:text-line-through-type="single"/>
    </style:style>
    <style:style style:name="T4" style:family="text">
      <style:text-properties fo:color="#ff3333" style:text-line-through-style="solid" style:text-line-through-type="single"/>
    </style:style>
    <style:style style:name="T5" style:family="text">
      <style:text-properties fo:color="#ff6600"/>
    </style:style>
    <style:style style:name="T6" style:family="text">
      <style:text-properties fo:color="#009933"/>
    </style:style>
    <style:style style:name="T7" style:family="text">
      <style:text-properties fo:color="#009933"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8.836cm" svg:x="1.471cm" svg:y="4.81cm" presentation:class="title" presentation:user-transformed="true">
          <draw:text-box>
            <text:p>MatSuite: a Package for GPU Accelerated Sparse Matrix Exponentiation<text:line-break/><text:span text:style-name="T1">Preliminary Results</text:span><text:span text:style-name="T2"><text:line-break/></text:span><text:span text:style-name="T2">George Saussy</text:span><text:span text:style-name="T2"><text:line-break/></text:span><text:span text:style-name="T2">Victor Batista</text:span><text:span text:style-name="T2"><text:line-break/></text:span><text:span text:style-name="T2">Yale Universit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1" draw:layer="layout" svg:width="25.199cm" svg:height="3.506cm" svg:x="1.4cm" svg:y="0.837cm" presentation:class="title" presentation:user-transformed="true">
          <draw:text-box>
            <text:p>Introduction</text:p>
          </draw:text-box>
        </draw:frame>
        <draw:frame presentation:style-name="pr3" draw:text-style-name="P3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2">Personal Background</text:p>
                <text:list>
                  <text:list-item>
                    <text:p text:style-name="P2">Programming &amp; Scientific Computing</text:p>
                  </text:list-item>
                  <text:list-item>
                    <text:p text:style-name="P2">Interest in Machine Learning </text:p>
                  </text:list-item>
                  <text:list-item>
                    <text:p text:style-name="P2">Interest in GPU Programm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Outline of the Talk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4">Goal &amp; Motivation</text:p>
              </text:list-item>
              <text:list-item>
                <text:p text:style-name="P4">Problems and Solutions</text:p>
              </text:list-item>
              <text:list-item>
                <text:p text:style-name="P4">Future Directions</text:p>
              </text:list-item>
              <text:list-item>
                <text:p text:style-name="P4">Ques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Goal &amp; Motiv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omputation of Hamiltonian Evolution</text:p>
                <text:list>
                  <text:list-item>
                    <text:p>[ tktk <text:s/>$ |\phi_t&gt; = H(t) |\phi_0&gt; $ <text:s/>]</text:p>
                  </text:list-item>
                </text:list>
              </text:list-item>
              <text:list-item>
                <text:p>Reduces to computing</text:p>
                <text:list>
                  <text:list-item>
                    <text:p>[tktk $ arrow(w) \approx e^bold(A) arrow(v) $ </text:p>
                  </text:list-item>
                </text:list>
                <text:p>for</text:p>
                <text:list>
                  <text:list-item>
                    <text:p>V vector in C^n</text:p>
                  </text:list-item>
                  <text:list-item>
                    <text:p>A Hermetian matrix of dimension n</text:p>
                    <text:list>
                      <text:list-header>
                        <text:p>for some n in W</text:p>
                      </text:list-header>
                    </text:list>
                    <text:p/>
                  </text:list-item>
                </text:list>
              </text:list-item>
            </text:list>
          </draw:text-box>
        </draw:frame>
        <draw:frame draw:style-name="gr2" draw:text-style-name="P5" draw:layer="layout" svg:width="1.999cm" svg:height="0.999cm" svg:x="10.348cm" svg:y="6.92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Goal &amp; Motivation (cont.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We want to be able to compute this quickly</text:p>
                <text:list>
                  <text:list-item>
                    <text:p>Design molecules</text:p>
                  </text:list-item>
                  <text:list-item>
                    <text:p>Simulate many body systems</text:p>
                  </text:list-item>
                  <text:list-item>
                    <text:p>Machine learning (?)</text:p>
                  </text:list-item>
                </text:list>
              </text:list-item>
              <text:list-item>
                <text:p>It would be nice to have a portable system to perform these computations quickly?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Go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an we build the fastest portable kit in the world that performs matrix exponentiation?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ossible Solu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ettle for ExpoKit</text:p>
              </text:list-item>
              <text:list-item>
                <text:p>Try to beat it with C or Fortran</text:p>
              </text:list-item>
              <text:list-item>
                <text:p>Try to beat it with libraries</text:p>
                <text:list>
                  <text:list-item>
                    <text:p>(e.g. BLAS, ATLAS, LAPACK, MKL, ...) </text:p>
                  </text:list-item>
                </text:list>
              </text:list-item>
              <text:list-item>
                <text:p>Try to beat it with GPUs</text:p>
                <text:list>
                  <text:list-item>
                    <text:p>(e.g. CUDA, OpenCL, cuBLAS(?), ..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ossible Solu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3">Settle for ExpoKit</text:span></text:p>
              </text:list-item>
              <text:list-item>
                <text:p>Try to beat it with C or Fortran</text:p>
              </text:list-item>
              <text:list-item>
                <text:p>Try to beat it with libraries</text:p>
                <text:list>
                  <text:list-item>
                    <text:p>(e.g. BLAS, ATLAS, LAPACK, MKL, ...) </text:p>
                  </text:list-item>
                </text:list>
              </text:list-item>
              <text:list-item>
                <text:p>Try to beat it with GPUs</text:p>
                <text:list>
                  <text:list-item>
                    <text:p>(e.g. CUDA, OpenCL, cuBLAS(?), ..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ossible Solu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3">Settle for ExpoKit</text:span></text:p>
              </text:list-item>
              <text:list-item>
                <text:p><text:span text:style-name="T4">Try to beat it with C or Fortran</text:span></text:p>
              </text:list-item>
              <text:list-item>
                <text:p>Try to beat it with libraries</text:p>
                <text:list>
                  <text:list-item>
                    <text:p>(e.g. BLAS, ATLAS, LAPACK, MKL, ...) </text:p>
                  </text:list-item>
                </text:list>
              </text:list-item>
              <text:list-item>
                <text:p>Try to beat it with GPUs</text:p>
                <text:list>
                  <text:list-item>
                    <text:p>(e.g. CUDA, OpenCL, cuBLAS(?), ..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ossible Solu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3">Settle for ExpoKit</text:span></text:p>
              </text:list-item>
              <text:list-item>
                <text:p><text:span text:style-name="T4">Try to beat it with C or Fortran</text:span></text:p>
              </text:list-item>
              <text:list-item>
                <text:p><text:span text:style-name="T5">Try to beat it with libraries</text:span></text:p>
                <text:list>
                  <text:list-item>
                    <text:p><text:span text:style-name="T5">(e.g. BLAS, ATLAS, LAPACK, MKL, ...)</text:span> </text:p>
                  </text:list-item>
                </text:list>
              </text:list-item>
              <text:list-item>
                <text:p>Try to beat it with GPUs</text:p>
                <text:list>
                  <text:list-item>
                    <text:p>(e.g. CUDA, OpenCL, cuBLAS(?), ..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ossible Solu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3">Settle for ExpoKit</text:span></text:p>
              </text:list-item>
              <text:list-item>
                <text:p><text:span text:style-name="T4">Try to beat it with C or Fortran</text:span></text:p>
              </text:list-item>
              <text:list-item>
                <text:p><text:span text:style-name="T5">Try to beat it with libraries</text:span></text:p>
                <text:list>
                  <text:list-item>
                    <text:p><text:span text:style-name="T5">(e.g. BLAS, ATLAS, LAPACK, MKL, ...)</text:span> </text:p>
                  </text:list-item>
                </text:list>
              </text:list-item>
              <text:list-item>
                <text:p><text:span text:style-name="T6">Try to beat it with GPUs</text:span></text:p>
                <text:list>
                  <text:list-item>
                    <text:p><text:span text:style-name="T6">(e.g. CUDA, OpenCL, </text:span><text:span text:style-name="T7">cuBLAS</text:span><text:span text:style-name="T6">, ...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ustom C/Fortran vs BLAS, ATLAS, ..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ifference in CPU archetecture</text:p>
              </text:list-item>
              <text:list-item>
                <text:p>Role of Caching</text:p>
              </text:list-item>
              <text:list-item>
                <text:p>Not repeating wor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he Puchli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urrent Progress</text:p>
                <text:list>
                  <text:list-item>
                    <text:p>Current C implementation is 10x slower at matrix multiplication compared to Matlab implementation</text:p>
                  </text:list-item>
                  <text:list-item>
                    <text:p>Matlab runs on the JVM but uses MKL to speed up calculation</text:p>
                  </text:list-item>
                  <text:list-item>
                    <text:p>Currently working on a replacement using cuBLAS, promising 10x to 100x speed up over MK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GPU Histo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[ TODO ]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How GPUs 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Massively Parallel</text:p>
              </text:list-item>
              <text:list-item>
                <text:p>Turing Complete(?) Shader Language</text:p>
              </text:list-item>
              <text:list-item>
                <text:p>Designed for Texturing Rendering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GPU Shader Example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roblem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hanging GPU Architecture Design</text:p>
              </text:list-item>
              <text:list-item>
                <text:p>Inconsistent Implementations</text:p>
                <text:list>
                  <text:list-item>
                    <text:p>CUDA vs OpenCL</text:p>
                  </text:list-item>
                </text:list>
              </text:list-item>
              <text:list-item>
                <text:p><text:span text:style-name="T8">Cross Platform Performance</text:span> <text:s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chieving Cross-Platform Performan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Back to BLAS</text:p>
                <text:list>
                  <text:list-item>
                    <text:p>Takes a layer approach to avoid redundant optimizations</text:p>
                  </text:list-item>
                </text:list>
              </text:list-item>
              <text:list-item>
                <text:p>cuBLAS</text:p>
                <text:list>
                  <text:list-item>
                    <text:p>CUDA implementation of the BLAS library</text:p>
                  </text:list-item>
                  <text:list-item>
                    <text:p>Same approach</text:p>
                  </text:list-item>
                  <text:list-item>
                    <text:p>Goal to remove platform dependent performance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uBLAS vs MKL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4T03:38:19.374846068</meta:creation-date>
    <dc:date>2016-12-14T04:25:10.274178923</dc:date>
    <meta:editing-duration>PT12M59S</meta:editing-duration>
    <meta:editing-cycles>2</meta:editing-cycles>
    <meta:generator>LibreOffice/5.1.6.2.0$Linux_X86_64 LibreOffice_project/10$Build-2</meta:generator>
    <meta:document-statistic meta:object-count="97"/>
  </office:meta>
</office:document-meta>
</file>

<file path=Object 1/content.xml><?xml version="1.0" encoding="utf-8"?>
<math xmlns="http://www.w3.org/1998/Math/MathML" display="block"/>
</file>